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BLOBStore.get( String blo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LOBStore.FileSystemBLOBStore(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LOBStore.getResource( String blo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BLOBStore.remove( String blob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SystemBLOBStore.createId( PropertyId id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SystemBLOBStore.put( String blobId , InputStream i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